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4">
      <style:paragraph-properties fo:margin-top="0cm" fo:margin-bottom="0cm" loext:contextual-spacing="false"/>
    </style:style>
    <style:style style:name="P15" style:family="paragraph" style:parent-style-name="Text_20_body" style:list-style-name="L5">
      <style:paragraph-properties fo:margin-top="0cm" fo:margin-bottom="0cm" loext:contextual-spacing="false"/>
    </style:style>
    <style:style style:name="P16" style:family="paragraph" style:parent-style-name="Text_20_body" style:list-style-name="L6">
      <style:paragraph-properties fo:margin-top="0cm" fo:margin-bottom="0cm" loext:contextual-spacing="false"/>
    </style:style>
    <style:style style:name="P17" style:family="paragraph" style:parent-style-name="Text_20_body" style:list-style-name="L7">
      <style:paragraph-properties fo:margin-top="0cm" fo:margin-bottom="0cm" loext:contextual-spacing="false"/>
    </style:style>
    <style:style style:name="P18" style:family="paragraph" style:parent-style-name="Text_20_body" style:list-style-name="L8">
      <style:paragraph-properties fo:margin-top="0cm" fo:margin-bottom="0cm" loext:contextual-spacing="false"/>
    </style:style>
    <style:style style:name="P19" style:family="paragraph" style:parent-style-name="Text_20_body" style:list-style-name="L9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Процессор</text:h>
      <text:list xml:id="list49772358" text:style-name="L1">
        <text:list-item>
          <text:p text:style-name="P11"><text:span text:style-name="Strong_20_Emphasis">Процессор</text:span>: AMD Athlon 3000G</text:p>
        </text:list-item>
        <text:list-item>
          <text:p text:style-name="P11"><text:span text:style-name="Strong_20_Emphasis">Характеристики</text:span>: 2 ядра, 4 потока, частота 3.5 ГГц, встроенное графическое ядро Radeon Vega 3.</text:p>
        </text:list-item>
        <text:list-item>
          <text:p text:style-name="P11"><text:span text:style-name="Strong_20_Emphasis">Сокет</text:span>: AM4</text:p>
        </text:list-item>
        <text:list-item>
          <text:p text:style-name="P11"><text:span text:style-name="Strong_20_Emphasis">Память</text:span>: DDR4, до 2666 МГц, до 64 ГБ.</text:p>
        </text:list-item>
        <text:list-item>
          <text:p text:style-name="P11"><text:span text:style-name="Strong_20_Emphasis">TDP</text:span>: 35W</text:p>
        </text:list-item>
        <text:list-item>
          <text:p text:style-name="P1"><text:span text:style-name="Strong_20_Emphasis">Цена</text:span>: около 6000 рублей</text:p>
        </text:list-item>
      </text:list>
      <text:h text:style-name="Heading_20_3" text:outline-level="3">2. Материнская плата</text:h>
      <text:list xml:id="list2157314276" text:style-name="L2">
        <text:list-item>
          <text:p text:style-name="P12"><text:span text:style-name="Strong_20_Emphasis">Модель</text:span>: ASRock A320M-HDV R4.0</text:p>
        </text:list-item>
        <text:list-item>
          <text:p text:style-name="P12"><text:span text:style-name="Strong_20_Emphasis">Характеристики</text:span>:</text:p>
          <text:list>
            <text:list-item>
              <text:p text:style-name="P12">Сокет AM4 (поддержка процессоров AMD Athlon)</text:p>
            </text:list-item>
            <text:list-item>
              <text:p text:style-name="P12">Поддержка памяти DDR4 (до 32 ГБ)</text:p>
            </text:list-item>
            <text:list-item>
              <text:p text:style-name="P12">Интегрированная видеокарта через процессор (VGA, DVI-D, HDMI)</text:p>
            </text:list-item>
            <text:list-item>
              <text:p text:style-name="P12">4 разъема SATA3</text:p>
            </text:list-item>
          </text:list>
        </text:list-item>
        <text:list-item>
          <text:p text:style-name="P2"><text:span text:style-name="Strong_20_Emphasis">Цена</text:span>: около 4000 рублей</text:p>
        </text:list-item>
      </text:list>
      <text:h text:style-name="Heading_20_3" text:outline-level="3">3. Оперативная память (RAM)</text:h>
      <text:list xml:id="list4285915786" text:style-name="L3">
        <text:list-item>
          <text:p text:style-name="P13"><text:span text:style-name="Strong_20_Emphasis">Модель</text:span>: Kingston HyperX FURY Black 2 ГБ DDR4 2400 МГц</text:p>
        </text:list-item>
        <text:list-item>
          <text:p text:style-name="P13"><text:span text:style-name="Strong_20_Emphasis">Тип</text:span>: DDR4, частота 2400 МГц.</text:p>
        </text:list-item>
        <text:list-item>
          <text:p text:style-name="P13"><text:span text:style-name="Strong_20_Emphasis">Объем</text:span>: 2 ГБ</text:p>
        </text:list-item>
        <text:list-item>
          <text:p text:style-name="P3"><text:span text:style-name="Strong_20_Emphasis">Цена</text:span>: около 1200 рублей</text:p>
        </text:list-item>
      </text:list>
      <text:h text:style-name="Heading_20_3" text:outline-level="3">4. Жесткий диск (HDD)</text:h>
      <text:list xml:id="list2968591568" text:style-name="L4">
        <text:list-item>
          <text:p text:style-name="P14"><text:span text:style-name="Strong_20_Emphasis">Модель</text:span>: Seagate BarraCuda 500 GB</text:p>
        </text:list-item>
        <text:list-item>
          <text:p text:style-name="P14"><text:span text:style-name="Strong_20_Emphasis">Тип</text:span>: HDD, 3.5", SATA3, 7200 об/мин.</text:p>
        </text:list-item>
        <text:list-item>
          <text:p text:style-name="P4"><text:span text:style-name="Strong_20_Emphasis">Цена</text:span>: около 2500 рублей</text:p>
        </text:list-item>
      </text:list>
      <text:h text:style-name="Heading_20_3" text:outline-level="3">5. Блок питания</text:h>
      <text:list xml:id="list3704522186" text:style-name="L5">
        <text:list-item>
          <text:p text:style-name="P15"><text:span text:style-name="Strong_20_Emphasis">Модель</text:span>: AeroCool VX Plus 400W</text:p>
        </text:list-item>
        <text:list-item>
          <text:p text:style-name="P15"><text:span text:style-name="Strong_20_Emphasis">Мощность</text:span>: 400W (с запасом для дальнейшего апгрейда)</text:p>
        </text:list-item>
        <text:list-item>
          <text:p text:style-name="P5"><text:span text:style-name="Strong_20_Emphasis">Цена</text:span>: около 2000 рублей</text:p>
        </text:list-item>
      </text:list>
      <text:h text:style-name="Heading_20_3" text:outline-level="3">6. Корпус</text:h>
      <text:list xml:id="list2036662548" text:style-name="L6">
        <text:list-item>
          <text:p text:style-name="P16"><text:span text:style-name="Strong_20_Emphasis">Модель</text:span>: Zalman S2</text:p>
        </text:list-item>
        <text:list-item>
          <text:p text:style-name="P16"><text:span text:style-name="Strong_20_Emphasis">Характеристики</text:span>:</text:p>
          <text:list>
            <text:list-item>
              <text:p text:style-name="P16">Формат корпуса: ATX/Micro-ATX</text:p>
            </text:list-item>
            <text:list-item>
              <text:p text:style-name="P16">Встроенные вентиляторы: 1x 120 мм</text:p>
            </text:list-item>
            <text:list-item>
              <text:p text:style-name="P16">Возможность установки до 4 дополнительных вентиляторов.</text:p>
            </text:list-item>
          </text:list>
        </text:list-item>
        <text:list-item>
          <text:p text:style-name="P6"><text:span text:style-name="Strong_20_Emphasis">Цена</text:span>: около 2200 рублей</text:p>
        </text:list-item>
      </text:list>
      <text:h text:style-name="Heading_20_3" text:outline-level="3"><text:soft-page-break/>7. Дополнительные аксессуары</text:h>
      <text:list xml:id="list2509284988" text:style-name="L7">
        <text:list-item>
          <text:p text:style-name="P17"><text:span text:style-name="Strong_20_Emphasis">SATA-кабель</text:span> (если не включен в комплект материнской платы): около 200 рублей.</text:p>
        </text:list-item>
        <text:list-item>
          <text:p text:style-name="P7"><text:span text:style-name="Strong_20_Emphasis">Кабель питания</text:span> (если не включен в комплект блока питания): около 300 рублей.</text:p>
        </text:list-item>
      </text:list>
      <text:h text:style-name="Heading_20_3" text:outline-level="3">Расчет мощности блока питания</text:h>
      <text:p text:style-name="Text_20_body">Мощность блока питания рассчитывается с учетом энергопотребления всех компонентов:</text:p>
      <text:list xml:id="list602302015" text:style-name="L8">
        <text:list-item>
          <text:p text:style-name="P18">Процессор: 35W</text:p>
        </text:list-item>
        <text:list-item>
          <text:p text:style-name="P18">Жесткий диск: 10W</text:p>
        </text:list-item>
        <text:list-item>
          <text:p text:style-name="P18">Оперативная память: 5W</text:p>
        </text:list-item>
        <text:list-item>
          <text:p text:style-name="P18">Материнская плата: 20W</text:p>
        </text:list-item>
        <text:list-item>
          <text:p text:style-name="P8">Вентиляторы и другие устройства: 15W</text:p>
        </text:list-item>
      </text:list>
      <text:p text:style-name="Text_20_body"><text:span text:style-name="Strong_20_Emphasis">Итого</text:span>: 85W. Для обеспечения стабильной работы рекомендуется брать блок питания с запасом мощности 400W.</text:p>
      <text:h text:style-name="Heading_20_3" text:outline-level="3">Итоговая стоимость:</text:h>
      <text:list xml:id="list3124927110" text:style-name="L9">
        <text:list-item>
          <text:p text:style-name="P19">Процессор: 6000 рублей</text:p>
        </text:list-item>
        <text:list-item>
          <text:p text:style-name="P19">Материнская плата: 4000 рублей</text:p>
        </text:list-item>
        <text:list-item>
          <text:p text:style-name="P19">Оперативная память: 1200 рублей</text:p>
        </text:list-item>
        <text:list-item>
          <text:p text:style-name="P19">Жесткий диск: 2500 рублей</text:p>
        </text:list-item>
        <text:list-item>
          <text:p text:style-name="P19">Блок питания: 2000 рублей</text:p>
        </text:list-item>
        <text:list-item>
          <text:p text:style-name="P19">Корпус: 2200 рублей</text:p>
        </text:list-item>
        <text:list-item>
          <text:p text:style-name="P9">Кабели: 500 рублей</text:p>
        </text:list-item>
      </text:list>
      <text:p text:style-name="Text_20_body"><text:span text:style-name="Strong_20_Emphasis">Итого</text:span>: около 18 400 рублей.</text:p>
      <text:p text:style-name="Text_20_body">Это конфигурация доступного компьютера, соответствующего заданным параметрам.</text:p>
      <text:p text:style-name="P10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0-06T12:54:57.802000000</meta:creation-date>
    <dc:date>2024-10-06T12:58:42.039000000</dc:date>
    <meta:editing-duration>PT3M45S</meta:editing-duration>
    <meta:editing-cycles>1</meta:editing-cycles>
    <meta:document-statistic meta:table-count="0" meta:image-count="0" meta:object-count="0" meta:page-count="2" meta:paragraph-count="56" meta:word-count="309" meta:character-count="1842" meta:non-whitespace-character-count="1632"/>
    <meta:generator>LibreOffice/6.3.4.2$Windows_x86 LibreOffice_project/60da17e045e08f1793c57c00ba83cdfce946d0aa</meta:generator>
  </office:meta>
</office:document-meta>
</file>